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0F48EC5D3553F9C18C5.png" manifest:media-type="image/png"/>
  <manifest:file-entry manifest:full-path="Pictures/100014D4000025B900001AFA659FE90CF168803E.svg" manifest:media-type="image/svg+xml"/>
  <manifest:file-entry manifest:full-path="Pictures/100002010000017100000131570F091611F4B20D.png" manifest:media-type="image/png"/>
  <manifest:file-entry manifest:full-path="Pictures/1000274B0000262800001F868274706BEDDA7AAE.svg" manifest:media-type="image/svg+xml"/>
  <manifest:file-entry manifest:full-path="Pictures/100018770000297C00001477588E68FF7303FD4E.svg" manifest:media-type="image/svg+xml"/>
  <manifest:file-entry manifest:full-path="Pictures/10001A8C0000231700001938AB0B902A403E6D85.svg" manifest:media-type="image/svg+xml"/>
  <manifest:file-entry manifest:full-path="Pictures/1000020100000191000000C6B95B945DE892F8FA.png" manifest:media-type="image/png"/>
  <manifest:file-entry manifest:full-path="Pictures/10003EB60000341500002623B930177FC65D9FB9.svg" manifest:media-type="image/svg+xml"/>
  <manifest:file-entry manifest:full-path="Pictures/100002010000016D000001056D2BB5AA5433B0E7.png" manifest:media-type="image/png"/>
  <manifest:file-entry manifest:full-path="Pictures/10000201000001F80000017188D0330966ED66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67cm" svg:height="8.069cm" svg:x="3.216cm" svg:y="1.313cm">
          <draw:image xlink:href="Pictures/1000274B0000262800001F868274706BEDDA7AAE.svg" xlink:type="simple" xlink:show="embed" xlink:actuate="onLoad">
            <text:p/>
          </draw:image>
          <draw:image xlink:href="Pictures/100002010000017100000131570F091611F4B20D.png" xlink:type="simple" xlink:show="embed" xlink:actuate="onLoad"/>
        </draw:frame>
        <draw:frame draw:style-name="gr2" draw:text-style-name="P3" draw:layer="layout" svg:width="2.286cm" svg:height="1.016cm" svg:x="0.93cm" svg:y="1.762cm">
          <draw:text-box>
            <text:p text:style-name="P2">Client</text:p>
          </draw:text-box>
        </draw:frame>
        <draw:frame draw:style-name="gr3" draw:text-style-name="P3" draw:layer="layout" svg:width="3.302cm" svg:height="0.962cm" svg:x="3.343cm" svg:y="4.937cm">
          <draw:text-box>
            <text:p text:style-name="P2">Products</text:p>
          </draw:text-box>
        </draw:frame>
        <draw:frame draw:style-name="gr3" draw:text-style-name="P3" draw:layer="layout" svg:width="3.302cm" svg:height="0.962cm" svg:x="11.725cm" svg:y="3.467cm">
          <draw:text-box>
            <text:p text:style-name="P2">Factory</text:p>
          </draw:text-box>
        </draw:frame>
        <draw:frame draw:style-name="gr1" draw:text-style-name="P1" draw:layer="layout" svg:width="10.619cm" svg:height="5.238cm" svg:x="5.318cm" svg:y="10.017cm">
          <draw:image xlink:href="Pictures/100018770000297C00001477588E68FF7303FD4E.svg" xlink:type="simple" xlink:show="embed" xlink:actuate="onLoad">
            <text:p/>
          </draw:image>
          <draw:image xlink:href="Pictures/1000020100000191000000C6B95B945DE892F8FA.png" xlink:type="simple" xlink:show="embed" xlink:actuate="onLoad"/>
        </draw:frame>
        <draw:frame draw:style-name="gr1" draw:text-style-name="P1" draw:layer="layout" svg:width="13.332cm" svg:height="9.762cm" svg:x="4.559cm" svg:y="15.859cm">
          <draw:image xlink:href="Pictures/10003EB60000341500002623B930177FC65D9FB9.svg" xlink:type="simple" xlink:show="embed" xlink:actuate="onLoad">
            <text:p/>
          </draw:image>
          <draw:image xlink:href="Pictures/10000201000001F80000017188D0330966ED6697.png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9.656cm" svg:height="6.905cm" svg:x="3.028cm" svg:y="2.397cm">
          <draw:image xlink:href="Pictures/100014D4000025B900001AFA659FE90CF168803E.svg" xlink:type="simple" xlink:show="embed" xlink:actuate="onLoad">
            <text:p/>
          </draw:image>
          <draw:image xlink:href="Pictures/100002010000016D000001056D2BB5AA5433B0E7.png" xlink:type="simple" xlink:show="embed" xlink:actuate="onLoad"/>
        </draw:frame>
        <draw:frame draw:style-name="gr1" draw:text-style-name="P1" draw:layer="layout" svg:width="8.982cm" svg:height="6.455cm" svg:x="6.402cm" svg:y="10.792cm">
          <draw:image xlink:href="Pictures/10001A8C0000231700001938AB0B902A403E6D85.svg" xlink:type="simple" xlink:show="embed" xlink:actuate="onLoad">
            <text:p/>
          </draw:image>
          <draw:image xlink:href="Pictures/1000020100000154000000F48EC5D3553F9C18C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9:02:16.113809611</meta:creation-date>
    <meta:generator>LibreOffice/6.0.6.2$Linux_X86_64 LibreOffice_project/00m0$Build-2</meta:generator>
    <dc:date>2018-10-24T09:22:33.240376996</dc:date>
    <meta:editing-duration>PT9M38S</meta:editing-duration>
    <meta:editing-cycles>1</meta:editing-cycles>
    <meta:document-statistic meta:object-count="8"/>
  </office:meta>
</office:document-meta>
</file>